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8.532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0.771cm"/>
    </style:style>
    <style:style style:name="co12" style:family="table-column">
      <style:table-column-properties fo:break-before="auto" style:column-width="0.852cm"/>
    </style:style>
    <style:style style:name="co13" style:family="table-column">
      <style:table-column-properties fo:break-before="auto" style:column-width="0.82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e6e6ff"/>
      <style:text-properties fo:color="#ff0000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ackground-color="#e6e6ff"/>
    </style:style>
    <style:style style:name="ce8" style:family="table-cell" style:parent-style-name="Default" style:data-style-name="N11">
      <style:table-cell-properties fo:background-color="#e6e6ff"/>
      <style:text-properties fo:color="#ff0000" fo:font-weight="bold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Temps total (ms)</text:p>
          </table:table-cell>
          <table:table-cell table:style-name="ce4" table:formula="of:=SUM([.B4:.B542])" office:value-type="float" office:value="24279">
            <text:p>24279</text:p>
          </table:table-cell>
          <table:table-cell table:style-name="ce1" table:number-columns-repeated="4"/>
          <table:table-cell table:number-columns-repeated="9"/>
        </table:table-row>
        <table:table-row table:style-name="ro2">
          <table:table-cell table:style-name="ce1" table:number-columns-repeated="6"/>
          <table:table-cell table:number-columns-repeated="9"/>
        </table:table-row>
        <table:table-row table:style-name="ro1">
          <table:table-cell table:style-name="ce1" office:value-type="string">
            <text:p>ncalls</text:p>
          </table:table-cell>
          <table:table-cell table:style-name="ce1" office:value-type="string">
            <text:p>tottime</text:p>
          </table:table-cell>
          <table:table-cell table:style-name="ce1" office:value-type="string">
            <text:p>percall</text:p>
          </table:table-cell>
          <table:table-cell table:style-name="ce1" office:value-type="string">
            <text:p>cumtime</text:p>
          </table:table-cell>
          <table:table-cell table:style-name="ce1" office:value-type="string">
            <text:p>percall</text:p>
          </table:table-cell>
          <table:table-cell table:style-name="ce1" office:value-type="string">
            <text:p>filename:lineno(function)</text:p>
          </table:table-cell>
          <table:table-cell table:style-name="ce6" office:value-type="string">
            <text:p>%temps total</text:p>
          </table:table-cell>
          <table:table-cell table:number-columns-repeated="8"/>
        </table:table-row>
        <table:table-row table:style-name="ro1">
          <table:table-cell table:style-name="ce2" office:value-type="float" office:value="169911">
            <text:p>169911</text:p>
          </table:table-cell>
          <table:table-cell table:style-name="ce2" office:value-type="float" office:value="6877">
            <text:p>68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149">
            <text:p>20149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linalg.py:1679(det)</text:p>
          </table:table-cell>
          <table:table-cell table:style-name="ce7" table:formula="of:=[.B4]/[.B$1]" office:value-type="percentage" office:value="0.283248898224803">
            <text:p>28,32%</text:p>
          </table:table-cell>
          <table:table-cell table:formula="of:=SUM([.B4:.B13])" office:value-type="float" office:value="21174">
            <text:p>21174</text:p>
          </table:table-cell>
          <table:table-cell table:style-name="ce5" table:formula="of:=[.H4]/[.B1]" office:value-type="percentage" office:value="0.872111701470407">
            <text:p>87,21%</text:p>
          </table:table-cell>
          <table:table-cell table:number-columns-repeated="6"/>
        </table:table-row>
        <table:table-row table:style-name="ro1">
          <table:table-cell table:style-name="ce2" office:value-type="float" office:value="339860">
            <text:p>339860</text:p>
          </table:table-cell>
          <table:table-cell table:style-name="ce2" office:value-type="float" office:value="2320">
            <text:p>23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20">
            <text:p>232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:0(array)</text:p>
          </table:table-cell>
          <table:table-cell table:style-name="ce7" table:formula="of:=[.B5]/[.B$1]" office:value-type="percentage" office:value="0.0955558301412743">
            <text:p>9,56%</text:p>
          </table:table-cell>
          <table:table-cell table:number-columns-repeated="8"/>
        </table:table-row>
        <table:table-row table:style-name="ro1">
          <table:table-cell table:style-name="ce3" office:value-type="float" office:value="104287">
            <text:p>104287</text:p>
          </table:table-cell>
          <table:table-cell table:style-name="ce3" office:value-type="float" office:value="2061">
            <text:p>206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3747">
            <text:p>23747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ain.py:31(generar_bases)</text:p>
          </table:table-cell>
          <table:table-cell table:style-name="ce8" table:formula="of:=[.B6]/[.B$1]" office:value-type="percentage" office:value="0.08488817496602">
            <text:p>8,49%</text:p>
          </table:table-cell>
          <table:table-cell table:number-columns-repeated="8"/>
        </table:table-row>
        <table:table-row table:style-name="ro1">
          <table:table-cell table:style-name="ce2" office:value-type="float" office:value="169911">
            <text:p>169911</text:p>
          </table:table-cell>
          <table:table-cell table:style-name="ce2" office:value-type="float" office:value="2012">
            <text:p>20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71">
            <text:p>327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linalg.py:209(_assertNdSquareness)</text:p>
          </table:table-cell>
          <table:table-cell table:style-name="ce7" table:formula="of:=[.B7]/[.B$1]" office:value-type="percentage" office:value="0.0828699699328638">
            <text:p>8,29%</text:p>
          </table:table-cell>
          <table:table-cell table:number-columns-repeated="8"/>
        </table:table-row>
        <table:table-row table:style-name="ro1">
          <table:table-cell table:style-name="ce2" office:value-type="float" office:value="169911">
            <text:p>169911</text:p>
          </table:table-cell>
          <table:table-cell table:style-name="ce2" office:value-type="float" office:value="1685">
            <text:p>16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38">
            <text:p>2438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linalg.py:139(_commonType)</text:p>
          </table:table-cell>
          <table:table-cell table:style-name="ce7" table:formula="of:=[.B8]/[.B$1]" office:value-type="percentage" office:value="0.0694015404258824">
            <text:p>6,94%</text:p>
          </table:table-cell>
          <table:table-cell table:number-columns-repeated="8"/>
        </table:table-row>
        <table:table-row table:style-name="ro1">
          <table:table-cell table:style-name="ce2" office:value-type="string">
            <text:p>339910/339882</text:p>
          </table:table-cell>
          <table:table-cell table:style-name="ce2" office:value-type="float" office:value="1386">
            <text:p>13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88">
            <text:p>1388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:0(issubclass)</text:p>
          </table:table-cell>
          <table:table-cell table:style-name="ce7" table:formula="of:=[.B9]/[.B$1]" office:value-type="percentage" office:value="0.0570863709378475">
            <text:p>5,71%</text:p>
          </table:table-cell>
          <table:table-cell table:number-columns-repeated="8"/>
        </table:table-row>
        <table:table-row table:style-name="ro1">
          <table:table-cell table:style-name="ce2" office:value-type="float" office:value="169911">
            <text:p>169911</text:p>
          </table:table-cell>
          <table:table-cell table:style-name="ce2" office:value-type="float" office:value="1326">
            <text:p>13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12">
            <text:p>191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linalg.py:198(_assertRankAtLeast2)</text:p>
          </table:table-cell>
          <table:table-cell table:style-name="ce7" table:formula="of:=[.B10]/[.B$1]" office:value-type="percentage" office:value="0.0546150994686766">
            <text:p>5,46%</text:p>
          </table:table-cell>
          <table:table-cell table:number-columns-repeated="8"/>
        </table:table-row>
        <table:table-row table:style-name="ro1">
          <table:table-cell table:style-name="ce2" office:value-type="float" office:value="169911">
            <text:p>169911</text:p>
          </table:table-cell>
          <table:table-cell table:style-name="ce2" office:value-type="float" office:value="1291">
            <text:p>12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73">
            <text:p>207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umeric.py:394(asarray)</text:p>
          </table:table-cell>
          <table:table-cell table:style-name="ce7" table:formula="of:=[.B11]/[.B$1]" office:value-type="percentage" office:value="0.0531735244449936">
            <text:p>5,32%</text:p>
          </table:table-cell>
          <table:table-cell table:number-columns-repeated="8"/>
        </table:table-row>
        <table:table-row table:style-name="ro1">
          <table:table-cell table:style-name="ce2" office:value-type="float" office:value="169911">
            <text:p>169911</text:p>
          </table:table-cell>
          <table:table-cell table:style-name="ce2" office:value-type="float" office:value="1188">
            <text:p>11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20">
            <text:p>182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linalg.py:111(isComplexType)</text:p>
          </table:table-cell>
          <table:table-cell table:style-name="ce7" table:formula="of:=[.B12]/[.B$1]" office:value-type="percentage" office:value="0.0489311750895836">
            <text:p>4,89%</text:p>
          </table:table-cell>
          <table:table-cell table:number-columns-repeated="8"/>
        </table:table-row>
        <table:table-row table:style-name="ro1">
          <table:table-cell table:style-name="ce2" office:value-type="float" office:value="169911">
            <text:p>169911</text:p>
          </table:table-cell>
          <table:table-cell table:style-name="ce2" office:value-type="float" office:value="1028">
            <text:p>10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28">
            <text:p>1028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:0(astype)</text:p>
          </table:table-cell>
          <table:table-cell table:style-name="ce7" table:formula="of:=[.B13]/[.B$1]" office:value-type="percentage" office:value="0.0423411178384612">
            <text:p>4,23%</text:p>
          </table:table-cell>
          <table:table-cell table:number-columns-repeated="8"/>
        </table:table-row>
        <table:table-row table:style-name="ro1">
          <table:table-cell office:value-type="float" office:value="169911">
            <text:p>169911</text:p>
          </table:table-cell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string">
            <text:p>linalg.py:219(_assertNoEmpty2d)</text:p>
          </table:table-cell>
          <table:table-cell table:number-columns-repeated="9"/>
        </table:table-row>
        <table:table-row table:style-name="ro1">
          <table:table-cell office:value-type="float" office:value="169911">
            <text:p>169911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string">
            <text:p>:0(max)</text:p>
          </table:table-cell>
          <table:table-cell table:number-columns-repeated="9"/>
        </table:table-row>
        <table:table-row table:style-name="ro2">
          <table:table-cell office:value-type="float" office:value="169991">
            <text:p>169991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string">
            <text:p>:0(min)</text:p>
          </table:table-cell>
          <table:table-cell table:number-columns-repeated="9"/>
        </table:table-row>
        <table:table-row table:style-name="ro1">
          <table:table-cell office:value-type="string">
            <text:p>170909/170887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string">
            <text:p>:0(len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13">
            <text:p>413</text:p>
          </table:table-cell>
          <table:table-cell table:number-columns-repeated="2" office:value-type="float" office:value="24301">
            <text:p>24301</text:p>
          </table:table-cell>
          <table:table-cell office:value-type="string">
            <text:p>main.py:5(&lt;module&gt;)</text:p>
          </table:table-cell>
          <table:table-cell table:number-columns-repeated="9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function_base.py:3239(add_newdoc)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47">
            <text:p>47</text:p>
          </table:table-cell>
          <table:table-cell office:value-type="string">
            <text:p>__init__.py:1(&lt;module&gt;)</text:p>
          </table:table-cell>
          <table:table-cell table:number-columns-repeated="9"/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:0(append)</text:p>
          </table:table-cell>
          <table:table-cell table:number-columns-repeated="9"/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:0(getattr)</text:p>
          </table:table-cell>
          <table:table-cell table:number-columns-repeated="9"/>
        </table:table-row>
        <table:table-row table:style-name="ro1">
          <table:table-cell office:value-type="string">
            <text:p>19/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sre_parse.py:379(_parse)</text:p>
          </table:table-cell>
          <table:table-cell table:number-columns-repeated="9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:0(isinstance)</text:p>
          </table:table-cell>
          <table:table-cell table:number-columns-repeated="9"/>
        </table:table-row>
        <table:table-row table:style-name="ro1">
          <table:table-cell office:value-type="string">
            <text:p>40/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re_compile.py:32(_compile)</text:p>
          </table:table-cell>
          <table:table-cell table:number-columns-repeated="9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sre_parse.py:182(__next)</text:p>
          </table:table-cell>
          <table:table-cell table:number-columns-repeated="9"/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:0(__import__)</text:p>
          </table:table-cell>
          <table:table-cell table:number-columns-repeated="9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:0(ch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40">
            <text:p>140</text:p>
          </table:table-cell>
          <table:table-cell office:value-type="string">
            <text:p>__init__.py:106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__init__.py:38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__init__.py:4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__init__.py:88(&lt;module&gt;)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_inspect.py:159(formatargspec)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abc.py:86(__new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collections.py:1(&lt;module&gt;)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llections.py:288(namedtupl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efmatrix.py: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numeric.py: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numerictypes.py:82(&lt;module&gt;)</text:p>
          </table:table-cell>
          <table:table-cell table:number-columns-repeated="9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sre_parse.py:201(ge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tempfile.py:18(&lt;module&gt;)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:0(__new__)</text:p>
          </table:table-cell>
          <table:table-cell table:number-columns-repeated="9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:0(add_docstring)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:0(getlower)</text:p>
          </table:table-cell>
          <table:table-cell table:number-columns-repeated="9"/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:0(globals)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:0(ord)</text:p>
          </table:table-cell>
          <table:table-cell table:number-columns-repeated="9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:0(strip)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__init__.py:15(&lt;module&gt;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__init__.py:45(&lt;module&gt;)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__init__.py:7(&lt;module&gt;)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_inspect.py:120(getargspec)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inspect.py:61(getargs)</text:p>
          </table:table-cell>
          <table:table-cell table:number-columns-repeated="9"/>
        </table:table-row>
        <table:table-row table:style-name="ro1">
          <table:table-cell office:value-type="string">
            <text:p>20/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bc.py:148(__subclasscheck__)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bc.py:89(&lt;genexpr&gt;)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string">
            <text:p>add_newdocs.py:10(&lt;module&gt;)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ase.py:1(&lt;module&gt;)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ore.py:109(get_object_signature)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core.py:21(&lt;module&gt;)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typeslib.py:51(&lt;module&gt;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unction_base.py:1(&lt;module&gt;)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string">
            <text:p>hashlib.py:55(&lt;module&gt;)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index_tricks.py:1(&lt;module&gt;)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o.py:34(&lt;module&gt;)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string">
            <text:p>linalg.py:10(&lt;module&gt;)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string">
            <text:p>npyio.py:1(&lt;module&gt;)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umeric.py:351(extend_all)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umerictypes.py:131(english_lower)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erictypes.py:305(_add_aliases)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olynomial.py:55(&lt;module&gt;)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andom.py:40(&lt;module&gt;)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sult.py:1(&lt;module&gt;)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re_compile.py:207(_optimize_charset)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re_compile.py:359(_compile_info)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re_parse.py:126(__len__)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re_parse.py:130(__getitem__)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re_parse.py:138(append)</text:p>
          </table:table-cell>
          <table:table-cell table:number-columns-repeated="9"/>
        </table:table-row>
        <table:table-row table:style-name="ro1">
          <table:table-cell office:value-type="string">
            <text:p>61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re_parse.py:140(getwidth)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re_parse.py:195(match)</text:p>
          </table:table-cell>
          <table:table-cell table:number-columns-repeated="9"/>
        </table:table-row>
        <table:table-row table:style-name="ro1">
          <table:table-cell office:value-type="string">
            <text:p>19/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sre_parse.py:301(_parse_sub)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utils.py:4(&lt;module&gt;)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POINTER)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__contains__)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__subclasses__)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__subclasshook__)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_getframe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acquire)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add)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:0(all)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allocate_lock)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calcsize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clear)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compil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dlopen)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empty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exp)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extend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find)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format)</text:p>
          </table:table-cell>
          <table:table-cell table:number-columns-repeated="9"/>
        </table:table-row>
        <table:table-row table:style-name="ro2"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get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get_ident)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geterrobj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getpid)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hasatt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hexlify)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insert)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isalnum)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isdigit)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items)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join)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keys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log)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map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openssl_md5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openssl_sha1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openssl_sha224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openssl_sha256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openssl_sha384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openssl_sha512)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pop)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putenv)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rang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release)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remove)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replace)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repr)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rfind)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rstrip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seed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set_conversion_mode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set_string_function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set_typeDict)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setattr)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seterrobj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setprofile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setter)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sizeof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spli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sqrt)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startswith)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translate)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unsetenv)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updat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urandom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view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:0(zip)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Match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Mismatch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ngIO.py:30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ngIO.py:42(StringIO)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serDict.py:18(__getitem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serDict.py:39(keys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serDict.py:58(get)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serDict.py:70(__contains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config__.py:3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future__.py:48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future__.py:74(_Feature)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future__.py:75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0(&lt;module&gt;)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04(CFunctionTyp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12(ModuleDeprecationWarning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24(VisibleDeprecationWarning)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47(_check_siz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59(py_objec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68(c_shor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72(c_ushor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76(c_long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80(c_ulong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89(c_in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93(c_uin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97(c_floa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01(c_doubl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05(c_longdoubl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26(c_ubyt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33(c_byt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38(c_cha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43(c_char_p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55(c_void_p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60(c_bool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65(_reset_cach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91(c_wchar_p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94(c_wcha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__init__.py:3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332(CDLL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349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359(_FuncPt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388(PyDLL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428(LibraryLoader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429(__init__)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493(PYFUNCTYPE)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494(CFunctionType)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78(CFUNCTYP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datasource.py:154(DataSourc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datasource.py:35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datasource.py:50(_FileOpeners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datasource.py:504(Repository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datasource.py:74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endian.py:26(_swapped_meta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endian.py:4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endian.py:49(BigEndianStructur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mport_tools.py: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mport_tools.py:336(PackageLoaderDebug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mport_tools.py:8(PackageLoader)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5(ismethod)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52(strseq)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61(&lt;lambda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62(&lt;lambda&gt;)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63(&lt;lambda&gt;)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26(isfunction)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39(iscod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7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ternal.py:196(_getintp_ctyp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ternal.py:217(_missing_ctypes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ternal.py:224(_ctypes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_internal.py:6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152(LineSplitte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248(NameValidat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3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441(ConverterErr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448(ConverterLockErr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455(ConversionWarning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468(StringConverte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methods.py:5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polybase.py:19(ABCPolyBas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polybase.py:8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version.py:18(NumpyVersion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version.py:7(&lt;module&gt;)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16(__init__)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20(__enter__)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26(__exit__)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36(__init__)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52(_commit_removals)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weakrefset.py:58(__iter__)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68(__contains__)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81(add)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bc.py:105(register)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bc.py:15(abstractmethod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ad.py:5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print.py:5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532(FloatForma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638(IntegerForma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658(LongFloatForma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688(LongComplexForma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699(ComplexForma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715(DatetimeForma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743(TimedeltaForma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setops.py:26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terator.py:20(Arrayterat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terator.py:9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1018(FunctionTestCas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133(TestCas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25(SkipTes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34(_ExpectedFailur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45(_UnexpectedSuccess)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609(_deprecat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98(_AssertRaisesContex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byshev.py:2017(Chebyshev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byshev.py:87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llections.py:26(OrderedDict)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llections.py:329(&lt;genexpr&gt;)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llections.py:353(&lt;genexpr&gt;)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llections.py:355(&lt;genexpr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llections.py:387(Counte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ntextlib.py: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ntextlib.py:132(closing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ntextlib.py:54(contextmanage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ntextlib.py:9(GeneratorContextManage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py_reg.py:14(pickl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py_reg.py:27(construct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1032(_DomainedBinaryOperation)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1052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128(MAErr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131(MaskErr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248(_MaskedPrintOption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253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397(_arraymethod)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426(__init__)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432(getdoc)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439(__ge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466(MaskedIterat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579(MaskedArray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587(mvoid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783(MaskedConstan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789(__new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792(__array_finalize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893(_extrema_operation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948(_minimum_operation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950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960(_maximum_operation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962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6004(_frommethod)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ore.py:6014(__init__)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ore.py:6019(getdoc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225(_convert2ma)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re.py:7237(__init__)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re.py:7242(getdoc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34(_DomainCheckInterval)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42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56(_DomainTan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62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72(_DomainSafeDivide)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74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87(_DomainGreater)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89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99(_DomainGreaterEqual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801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810(_MaskedUnaryOperation)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re.py:827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887(_MaskedBinaryOperation)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906(__init__)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92(doc_not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typeslib.py:150(_ndptr)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typeslib.py:303(prep_simpl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rators.py:15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fchararray.py:1668(chararray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fchararray.py:17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fmatrix.py:206(matrix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fflib.py:1672(HtmlDiff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ifflib.py:29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fflib.py:46(SequenceMatche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fflib.py:766(Diffe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xtras.py:10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1455(MAxisConcatenat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1467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1521(mr_class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1537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224(_fromnxfunction)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xtras.py:241(__init__)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xtras.py:245(getdoc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ftpack.py:32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nancial.py:10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nmatch.py:1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ormat.py:136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romnumeric.py:3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unction_base.py:1517(vectorize)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unctools.py:17(update_wrapper)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unctools.py:39(wraps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194(iinfo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24(finfo)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244(__init__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269(max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3(&lt;module&gt;)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ashlib.py:94(__get_openssl_construct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eapq.py:3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elper.py:4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ermite.py:1750(Hermit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rmite.py:59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ermite_e.py:1747(Hermite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rmite_e.py:59(&lt;module&gt;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148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223(AxisConcatenator)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242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352(RClass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447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452(CClass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470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475(ndenumerat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525(ndindex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603(IndexExpression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647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87(nd_grid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o.py:147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o.py:176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o.py:34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o.py:83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o.py:84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o.py:69(IOBas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o.py:72(RawIOBas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o.py:75(BufferedIOBas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o.py:78(TextIOBas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keyword.py:1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guerre.py:1742(Laguerr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aguerre.py:59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egendre.py:1770(Legendr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gendre.py:83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inalg.py:43(LinAlgErr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inalg.py:76(_determine_error_states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oader.py: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ader.py:38(TestLoade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achar.py:17(MachA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achar.py:7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in.py:1(&lt;module&gt;)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ain.py:11(decimal_a_binari)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ain.py:27(generar_vectors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ain.py:63(TestProgram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emmap.py: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emmap.py:23(memmap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anfunctions.py:16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setester.py:129(NoseTester)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setester.py:181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setester.py:6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pyio.py:133(NpzFil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pyio.py:86(BagObj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bers.py:13(Numbe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bers.py:169(Real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bers.py:270(Rational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bers.py:295(Integral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bers.py:34(Complex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numbers.py:6(&lt;module&gt;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1717(set_string_function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428(seterr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524(geter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743(_unspecified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747(errstat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809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813(__enter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818(__ex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824(_setdef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52(ComplexWarning)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158(english_upper)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185(english_capitalize)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220(_evalname)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umerictypes.py:233(bitnam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types.py:289(_add_types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346(_add_integer_aliases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387(_set_up_aliases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436(_construct_char_code_lookup)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451(_add_array_typ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types.py:459(_set_array_types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773(_typedic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types.py:788(_construct_lookups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types.py:964(_register_types)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s.py:470(__setitem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s.py:473(updat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s.py:497(clea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s.py:504(copy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nomial.py:1493(Polynomial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nomial.py:21(RankWarning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olynomial.py:4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nomial.py:933(poly1d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utils.py:45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utils.py:58(RankWarning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utils.py:62(PolyErr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utils.py:66(PolyDomainErr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utils.py:79(PolyBase)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sixpath.py:127(dirnam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print.py:35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print.py:84(PrettyPrinte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302">
            <text:p>24302</text:p>
          </table:table-cell>
          <table:table-cell office:value-type="string">
            <text:p>profile:0(&lt;code</text:p>
          </table:table-cell>
          <table:table-cell office:value-type="string">
            <text:p>object</text:p>
          </table:table-cell>
          <table:table-cell office:value-type="string">
            <text:p>&lt;module&gt;</text:p>
          </table:table-cell>
          <table:table-cell office:value-type="string">
            <text:p>at</text:p>
          </table:table-cell>
          <table:table-cell office:value-type="string">
            <text:p>0x7f7772ead930,</text:p>
          </table:table-cell>
          <table:table-cell office:value-type="string">
            <text:p>file</text:p>
          </table:table-cell>
          <table:table-cell office:value-type="string">
            <text:p>main.py,</text:p>
          </table:table-cell>
          <table:table-cell office:value-type="string">
            <text:p>line</text:p>
          </table:table-cell>
          <table:table-cell office:value-type="string">
            <text:p>5&gt;)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profile:0(profiler)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y3k.py:4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andom.py:100(seed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andom.py:650(WichmannHill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andom.py:72(Random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andom.py:800(SystemRandom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andom.py:91(__init__)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re.py:188(compile)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re.py:226(_compil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cords.py:216(record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cords.py:286(recarray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cords.py:36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cords.py:85(format_parser)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sult.py:14(failfas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sult.py:26(TestResul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unner.py: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unner.py:119(TextTestRunne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unner.py:12(_WritelnDecorat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unner.py:28(TextTestResul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cimath.py:17(&lt;module&gt;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ape_base.py: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util.py:31(Err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util.py:34(SpecialFileErr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util.py:38(ExecErro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util.py:5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ignals.py: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ignals.py:9(_InterruptHandler)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re_compile.py:178(_compile_charset)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24(_identityfunction)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258(_mk_bitmap)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re_compile.py:354(_simple)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472(isstring)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sre_compile.py:478(_code)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string">
            <text:p>sre_compile.py:493(compile)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51(fixup)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34(__setitem__)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78(__init__)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10(isident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13(isdigit)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16(isname)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57(_escape)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67(__init__)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sre_parse.py:675(parse)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72(opengroup)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83(closegroup)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90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de_tricks.py:14(DummyArray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de_tricks.py:7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ite.py: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ite.py:16(BaseTestSuit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ite.py:252(_ErrorHolde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ite.py:299(_DebugResul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ite.py:78(TestSuit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empfile.py:108(_RandomNameSequenc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empfile.py:372(_TemporaryFileWrappe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empfile.py:501(SpooledTemporaryFil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hreading.py: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1058(_Time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1088(_MainThread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1090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1097(_set_daemon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1128(_DummyThread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124(_RLock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241(Condition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254(_Condition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259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299(_is_owned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372(notify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399(notifyAll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422(_Semaphor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514(_BoundedSemaphor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541(Even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551(_Even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56(_Verbos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560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575(set)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58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63(_not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640(Thread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656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reading.py:789(_set_ident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raceback.py: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wodim_base.py:3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type_check.py:3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funclike.py:5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til.py:1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utils.py:1(&lt;module&gt;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13(deprecat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481(WarningMessag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513(WarningManage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701(IgnoreException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47(_set_function_name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52(_Deprecate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64(__init__)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69(__call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998(SafeEval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version.py:3(&lt;module&gt;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arnings.py:318(__init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arnings.py:339(__enter__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arnings.py:355(__exit__)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warnings.py:45(filterwarnings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arnings.py:74(simplefilter)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eakref.py:243(__init__)</text:p>
          </table:table-cell>
          <table:table-cell table:number-columns-repeated="9"/>
        </table:table-row>
        <table:table-row table:style-name="ro2" table:number-rows-repeated="1048033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  <table:database-ranges>
        <table:database-range table:name="__Anonymous_Sheet_DB__0" table:target-range-address="Full1.A3:Full1.AMJ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4T16:17:25</dc:date>
    <meta:generator>LibreOffice/3.5$Linux_X86_64 LibreOffice_project/350m1$Build-2</meta:generator>
    <meta:editing-duration>PT8M14S</meta:editing-duration>
    <meta:editing-cycles>4</meta:editing-cycles>
    <meta:document-statistic meta:table-count="1" meta:cell-count="3261" meta:object-count="0"/>
  </office:meta>
</office:document-meta>
</file>